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PC_RRT_results_11-01-26_10-57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</text:p>
          </table:table-cell>
          <table:table-cell office:value-type="string" calcext:value-type="string">
            <text:p>goal_x</text:p>
          </table:table-cell>
          <table:table-cell office:value-type="string" calcext:value-type="string">
            <text:p>goal_y</text:p>
          </table:table-cell>
          <table:table-cell office:value-type="string" calcext:value-type="string">
            <text:p>collision_type</text:p>
          </table:table-cell>
          <table:table-cell office:value-type="string" calcext:value-type="string">
            <text:p>collision_id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</text:p>
          </table:table-cell>
          <table:table-cell office:value-type="string" calcext:value-type="string">
            <text:p>goal_x</text:p>
          </table:table-cell>
          <table:table-cell office:value-type="string" calcext:value-type="string">
            <text:p>goal_y</text:p>
          </table:table-cell>
          <table:table-cell office:value-type="string" calcext:value-type="string">
            <text:p>collision_type</text:p>
          </table:table-cell>
          <table:table-cell office:value-type="string" calcext:value-type="string">
            <text:p>collision_i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2.72" calcext:value-type="float">
            <text:p>22.72</text:p>
          </table:table-cell>
          <table:table-cell office:value-type="float" office:value="27.8883390729998" calcext:value-type="float">
            <text:p>27.8883390729998</text:p>
          </table:table-cell>
          <table:table-cell office:value-type="float" office:value="284" calcext:value-type="float">
            <text:p>284</text:p>
          </table:table-cell>
          <table:table-cell office:value-type="float" office:value="0.246155470314209" calcext:value-type="float">
            <text:p>0.246155470314209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formula="of:=COUNTIF([.B2:.B11];&quot;true&quot;)/10" office:value-type="percentage" office:value="1" calcext:value-type="percentage">
            <text:p>100.00%</text:p>
          </table:table-cell>
          <table:table-cell table:formula="of:=AVERAGE([.C2:.C11])" office:value-type="float" office:value="22.256" calcext:value-type="float">
            <text:p>22.256</text:p>
          </table:table-cell>
          <table:table-cell table:formula="of:=AVERAGE([.D2:.D11])" office:value-type="float" office:value="30.1555333177999" calcext:value-type="float">
            <text:p>30.1555333177999</text:p>
          </table:table-cell>
          <table:table-cell table:formula="of:=AVERAGE([.E2:.E11])" office:value-type="float" office:value="278.2" calcext:value-type="float">
            <text:p>278.2</text:p>
          </table:table-cell>
          <table:table-cell table:formula="of:=AVERAGE([.F2:.F11])" office:value-type="float" office:value="0.245148823894475" calcext:value-type="float">
            <text:p>0.245148823894475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68" calcext:value-type="float">
            <text:p>21.68</text:p>
          </table:table-cell>
          <table:table-cell office:value-type="float" office:value="27.0985718449997" calcext:value-type="float">
            <text:p>27.0985718449997</text:p>
          </table:table-cell>
          <table:table-cell office:value-type="float" office:value="271" calcext:value-type="float">
            <text:p>271</text:p>
          </table:table-cell>
          <table:table-cell office:value-type="float" office:value="0.243479050662" calcext:value-type="float">
            <text:p>0.24347905066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formula="of:=COUNTIF([.B12:.B21];&quot;true&quot;)/10" office:value-type="percentage" office:value="1" calcext:value-type="percentage">
            <text:p>100.00%</text:p>
          </table:table-cell>
          <table:table-cell table:formula="of:=AVERAGE([.C12:.C21])" office:value-type="float" office:value="13.752" calcext:value-type="float">
            <text:p>13.752</text:p>
          </table:table-cell>
          <table:table-cell table:formula="of:=AVERAGE([.D12:.D21])" office:value-type="float" office:value="17.3875738361999" calcext:value-type="float">
            <text:p>17.3875738361999</text:p>
          </table:table-cell>
          <table:table-cell table:formula="of:=AVERAGE([.E12:.E21])" office:value-type="float" office:value="171.9" calcext:value-type="float">
            <text:p>171.9</text:p>
          </table:table-cell>
          <table:table-cell table:formula="of:=AVERAGE([.F12:.F21])" office:value-type="float" office:value="0.240323376053498" calcext:value-type="float">
            <text:p>0.240323376053498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30.1097283009999" calcext:value-type="float">
            <text:p>30.1097283009999</text:p>
          </table:table-cell>
          <table:table-cell office:value-type="float" office:value="290" calcext:value-type="float">
            <text:p>290</text:p>
          </table:table-cell>
          <table:table-cell office:value-type="float" office:value="0.244557684456135" calcext:value-type="float">
            <text:p>0.244557684456135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table:formula="of:=COUNTIF([.B22:.B31];&quot;true&quot;)/10" office:value-type="percentage" office:value="0.8" calcext:value-type="percentage">
            <text:p>80.00%</text:p>
          </table:table-cell>
          <table:table-cell table:formula="of:=AVERAGE([.C22:.C31])" office:value-type="float" office:value="11.984" calcext:value-type="float">
            <text:p>11.984</text:p>
          </table:table-cell>
          <table:table-cell table:formula="of:=AVERAGE([.D22:.D31])" office:value-type="float" office:value="35.4821452378001" calcext:value-type="float">
            <text:p>35.4821452378001</text:p>
          </table:table-cell>
          <table:table-cell table:formula="of:=AVERAGE([.E22:.E31])" office:value-type="float" office:value="149.8" calcext:value-type="float">
            <text:p>149.8</text:p>
          </table:table-cell>
          <table:table-cell table:formula="of:=AVERAGE([.F22:.F31])" office:value-type="float" office:value="1.92758972421095" calcext:value-type="float">
            <text:p>1.92758972421095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76" calcext:value-type="float">
            <text:p>21.76</text:p>
          </table:table-cell>
          <table:table-cell office:value-type="float" office:value="29.5791998279997" calcext:value-type="float">
            <text:p>29.5791998279997</text:p>
          </table:table-cell>
          <table:table-cell office:value-type="float" office:value="272" calcext:value-type="float">
            <text:p>272</text:p>
          </table:table-cell>
          <table:table-cell office:value-type="float" office:value="0.245644986986242" calcext:value-type="float">
            <text:p>0.24564498698624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formula="of:=COUNTIF([.B32:.B41];&quot;true&quot;)/10" office:value-type="percentage" office:value="0.8" calcext:value-type="percentage">
            <text:p>80.00%</text:p>
          </table:table-cell>
          <table:table-cell table:formula="of:=AVERAGE([.C32:.C41])" office:value-type="float" office:value="17.736" calcext:value-type="float">
            <text:p>17.736</text:p>
          </table:table-cell>
          <table:table-cell table:formula="of:=AVERAGE([.D32:.D41])" office:value-type="float" office:value="21.6679906346998" calcext:value-type="float">
            <text:p>21.6679906346998</text:p>
          </table:table-cell>
          <table:table-cell table:formula="of:=AVERAGE([.E32:.E41])" office:value-type="float" office:value="221.7" calcext:value-type="float">
            <text:p>221.7</text:p>
          </table:table-cell>
          <table:table-cell table:formula="of:=AVERAGE([.F32:.F41])" office:value-type="float" office:value="2.38554715586859" calcext:value-type="float">
            <text:p>2.38554715586859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" calcext:value-type="float">
            <text:p>20.8</text:p>
          </table:table-cell>
          <table:table-cell office:value-type="float" office:value="28.183223602" calcext:value-type="float">
            <text:p>28.183223602</text:p>
          </table:table-cell>
          <table:table-cell office:value-type="float" office:value="260" calcext:value-type="float">
            <text:p>260</text:p>
          </table:table-cell>
          <table:table-cell office:value-type="float" office:value="0.244222132575474" calcext:value-type="float">
            <text:p>0.24422213257547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table:formula="of:=COUNTIF([.B42:.B51];&quot;true&quot;)/10" office:value-type="percentage" office:value="0.9" calcext:value-type="percentage">
            <text:p>90.00%</text:p>
          </table:table-cell>
          <table:table-cell table:formula="of:=AVERAGE([.C42:.C51])" office:value-type="float" office:value="16.088" calcext:value-type="float">
            <text:p>16.088</text:p>
          </table:table-cell>
          <table:table-cell table:formula="of:=AVERAGE([.D42:.D51])" office:value-type="float" office:value="19.1344444390003" calcext:value-type="float">
            <text:p>19.1344444390003</text:p>
          </table:table-cell>
          <table:table-cell table:formula="of:=AVERAGE([.E42:.E51])" office:value-type="float" office:value="201.1" calcext:value-type="float">
            <text:p>201.1</text:p>
          </table:table-cell>
          <table:table-cell table:formula="of:=AVERAGE([.F42:.F51])" office:value-type="float" office:value="0.435984797399304" calcext:value-type="float">
            <text:p>0.435984797399304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68" calcext:value-type="float">
            <text:p>21.68</text:p>
          </table:table-cell>
          <table:table-cell office:value-type="float" office:value="33.4601233399999" calcext:value-type="float">
            <text:p>33.4601233399999</text:p>
          </table:table-cell>
          <table:table-cell office:value-type="float" office:value="271" calcext:value-type="float">
            <text:p>271</text:p>
          </table:table-cell>
          <table:table-cell office:value-type="float" office:value="0.248793140313338" calcext:value-type="float">
            <text:p>0.248793140313338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table:formula="of:=COUNTIF([.B52:.B61];&quot;true&quot;)/10" office:value-type="percentage" office:value="0.1" calcext:value-type="percentage">
            <text:p>10.00%</text:p>
          </table:table-cell>
          <table:table-cell table:formula="of:=AVERAGE([.C52:.C61])" office:value-type="float" office:value="11.92" calcext:value-type="float">
            <text:p>11.92</text:p>
          </table:table-cell>
          <table:table-cell table:formula="of:=AVERAGE([.D52:.D61])" office:value-type="float" office:value="14.7096882565" calcext:value-type="float">
            <text:p>14.7096882565</text:p>
          </table:table-cell>
          <table:table-cell table:formula="of:=AVERAGE([.E52:.E61])" office:value-type="float" office:value="149" calcext:value-type="float">
            <text:p>149</text:p>
          </table:table-cell>
          <table:table-cell table:formula="of:=AVERAGE([.F52:.F61])" office:value-type="float" office:value="2.61329582225779" calcext:value-type="float">
            <text:p>2.6132958222577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3.04" calcext:value-type="float">
            <text:p>23.04</text:p>
          </table:table-cell>
          <table:table-cell office:value-type="float" office:value="30.3522413119999" calcext:value-type="float">
            <text:p>30.3522413119999</text:p>
          </table:table-cell>
          <table:table-cell office:value-type="float" office:value="288" calcext:value-type="float">
            <text:p>288</text:p>
          </table:table-cell>
          <table:table-cell office:value-type="float" office:value="0.244599712117307" calcext:value-type="float">
            <text:p>0.244599712117307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formula="of:=COUNTIF([.B62:.B71];&quot;true&quot;)/10" office:value-type="percentage" office:value="0.8" calcext:value-type="percentage">
            <text:p>80.00%</text:p>
          </table:table-cell>
          <table:table-cell table:formula="of:=AVERAGE([.C62:.C71])" office:value-type="float" office:value="21.312" calcext:value-type="float">
            <text:p>21.312</text:p>
          </table:table-cell>
          <table:table-cell table:formula="of:=AVERAGE([.D62:.D71])" office:value-type="float" office:value="30.6067584161001" calcext:value-type="float">
            <text:p>30.6067584161001</text:p>
          </table:table-cell>
          <table:table-cell table:formula="of:=AVERAGE([.E62:.E71])" office:value-type="float" office:value="266.4" calcext:value-type="float">
            <text:p>266.4</text:p>
          </table:table-cell>
          <table:table-cell table:formula="of:=AVERAGE([.F62:.F71])" office:value-type="float" office:value="0.247539860163043" calcext:value-type="float">
            <text:p>0.24753986016304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28" calcext:value-type="float">
            <text:p>21.28</text:p>
          </table:table-cell>
          <table:table-cell office:value-type="float" office:value="27.989837306" calcext:value-type="float">
            <text:p>27.989837306</text:p>
          </table:table-cell>
          <table:table-cell office:value-type="float" office:value="266" calcext:value-type="float">
            <text:p>266</text:p>
          </table:table-cell>
          <table:table-cell office:value-type="float" office:value="0.24729840315089" calcext:value-type="float">
            <text:p>0.24729840315089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formula="of:=COUNTIF([.B72:.B81];&quot;true&quot;)/10" office:value-type="percentage" office:value="0.9" calcext:value-type="percentage">
            <text:p>90.00%</text:p>
          </table:table-cell>
          <table:table-cell table:formula="of:=AVERAGE([.C72:.C81])" office:value-type="float" office:value="18.344" calcext:value-type="float">
            <text:p>18.344</text:p>
          </table:table-cell>
          <table:table-cell table:formula="of:=AVERAGE([.D72:.D81])" office:value-type="float" office:value="24.2977600886999" calcext:value-type="float">
            <text:p>24.2977600886999</text:p>
          </table:table-cell>
          <table:table-cell table:formula="of:=AVERAGE([.E72:.E81])" office:value-type="float" office:value="229.3" calcext:value-type="float">
            <text:p>229.3</text:p>
          </table:table-cell>
          <table:table-cell table:formula="of:=AVERAGE([.F72:.F81])" office:value-type="float" office:value="1.58821703403163" calcext:value-type="float">
            <text:p>1.58821703403163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3.04" calcext:value-type="float">
            <text:p>23.04</text:p>
          </table:table-cell>
          <table:table-cell office:value-type="float" office:value="31.668079558" calcext:value-type="float">
            <text:p>31.668079558</text:p>
          </table:table-cell>
          <table:table-cell office:value-type="float" office:value="288" calcext:value-type="float">
            <text:p>288</text:p>
          </table:table-cell>
          <table:table-cell office:value-type="float" office:value="0.245436850093652" calcext:value-type="float">
            <text:p>0.24543685009365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table:formula="of:=COUNTIF([.B82:.B91];&quot;true&quot;)/10" office:value-type="percentage" office:value="0.9" calcext:value-type="percentage">
            <text:p>90.00%</text:p>
          </table:table-cell>
          <table:table-cell table:style-name="ce3" table:formula="of:=AVERAGE([.C82:.C91])" office:value-type="float" office:value="15.752" calcext:value-type="float">
            <text:p>15.75</text:p>
          </table:table-cell>
          <table:table-cell table:style-name="ce3" table:formula="of:=AVERAGE([.D82:.D91])" office:value-type="float" office:value="18.7140853928001" calcext:value-type="float">
            <text:p>18.71</text:p>
          </table:table-cell>
          <table:table-cell table:style-name="ce3" table:formula="of:=AVERAGE([.E82:.E91])" office:value-type="float" office:value="196.9" calcext:value-type="float">
            <text:p>196.90</text:p>
          </table:table-cell>
          <table:table-cell table:style-name="ce3" table:formula="of:=AVERAGE([.F82:.F91])" office:value-type="float" office:value="0.972975477447224" calcext:value-type="float">
            <text:p>0.97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3.36" calcext:value-type="float">
            <text:p>23.36</text:p>
          </table:table-cell>
          <table:table-cell office:value-type="float" office:value="35.2259890129999" calcext:value-type="float">
            <text:p>35.2259890129999</text:p>
          </table:table-cell>
          <table:table-cell office:value-type="float" office:value="292" calcext:value-type="float">
            <text:p>292</text:p>
          </table:table-cell>
          <table:table-cell office:value-type="float" office:value="0.241300808275504" calcext:value-type="float">
            <text:p>0.24130080827550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table:formula="of:=COUNTIF([.B92:.B101];&quot;true&quot;)/10" office:value-type="percentage" office:value="1" calcext:value-type="percentage">
            <text:p>100.00%</text:p>
          </table:table-cell>
          <table:table-cell table:formula="of:=AVERAGE([.C92:.C101])" office:value-type="float" office:value="13.072" calcext:value-type="float">
            <text:p>13.072</text:p>
          </table:table-cell>
          <table:table-cell table:formula="of:=AVERAGE([.D92:.D101])" office:value-type="float" office:value="15.3989207154999" calcext:value-type="float">
            <text:p>15.3989207154999</text:p>
          </table:table-cell>
          <table:table-cell table:formula="of:=AVERAGE([.E92:.E101])" office:value-type="float" office:value="163.4" calcext:value-type="float">
            <text:p>163.4</text:p>
          </table:table-cell>
          <table:table-cell table:formula="of:=AVERAGE([.F92:.F101])" office:value-type="float" office:value="0.24265100365464" calcext:value-type="float">
            <text:p>0.24265100365464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72" calcext:value-type="float">
            <text:p>14.72</text:p>
          </table:table-cell>
          <table:table-cell office:value-type="float" office:value="17.1481251280002" calcext:value-type="float">
            <text:p>17.1481251280002</text:p>
          </table:table-cell>
          <table:table-cell office:value-type="float" office:value="184" calcext:value-type="float">
            <text:p>184</text:p>
          </table:table-cell>
          <table:table-cell office:value-type="float" office:value="0.236114720372633" calcext:value-type="float">
            <text:p>0.236114720372633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12" calcext:value-type="float">
            <text:p>13.12</text:p>
          </table:table-cell>
          <table:table-cell office:value-type="float" office:value="15.2981786820001" calcext:value-type="float">
            <text:p>15.2981786820001</text:p>
          </table:table-cell>
          <table:table-cell office:value-type="float" office:value="164" calcext:value-type="float">
            <text:p>164</text:p>
          </table:table-cell>
          <table:table-cell office:value-type="float" office:value="0.240232202012615" calcext:value-type="float">
            <text:p>0.240232202012615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04" calcext:value-type="float">
            <text:p>13.04</text:p>
          </table:table-cell>
          <table:table-cell office:value-type="float" office:value="15.3643699180002" calcext:value-type="float">
            <text:p>15.3643699180002</text:p>
          </table:table-cell>
          <table:table-cell office:value-type="float" office:value="163" calcext:value-type="float">
            <text:p>163</text:p>
          </table:table-cell>
          <table:table-cell office:value-type="float" office:value="0.240660083185739" calcext:value-type="float">
            <text:p>0.240660083185739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72" calcext:value-type="float">
            <text:p>14.72</text:p>
          </table:table-cell>
          <table:table-cell office:value-type="float" office:value="21.6280729979999" calcext:value-type="float">
            <text:p>21.6280729979999</text:p>
          </table:table-cell>
          <table:table-cell office:value-type="float" office:value="184" calcext:value-type="float">
            <text:p>184</text:p>
          </table:table-cell>
          <table:table-cell office:value-type="float" office:value="0.230985117496974" calcext:value-type="float">
            <text:p>0.230985117496974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68" calcext:value-type="float">
            <text:p>13.68</text:p>
          </table:table-cell>
          <table:table-cell office:value-type="float" office:value="17.2218820839998" calcext:value-type="float">
            <text:p>17.2218820839998</text:p>
          </table:table-cell>
          <table:table-cell office:value-type="float" office:value="171" calcext:value-type="float">
            <text:p>171</text:p>
          </table:table-cell>
          <table:table-cell office:value-type="float" office:value="0.249173895336758" calcext:value-type="float">
            <text:p>0.249173895336758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8" calcext:value-type="float">
            <text:p>13.28</text:p>
          </table:table-cell>
          <table:table-cell office:value-type="float" office:value="15.7906230959998" calcext:value-type="float">
            <text:p>15.7906230959998</text:p>
          </table:table-cell>
          <table:table-cell office:value-type="float" office:value="166" calcext:value-type="float">
            <text:p>166</text:p>
          </table:table-cell>
          <table:table-cell office:value-type="float" office:value="0.236503941795327" calcext:value-type="float">
            <text:p>0.236503941795327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Plan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T (s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4" calcext:value-type="float">
            <text:p>14.4</text:p>
          </table:table-cell>
          <table:table-cell office:value-type="float" office:value="23.8117209039992" calcext:value-type="float">
            <text:p>23.8117209039992</text:p>
          </table:table-cell>
          <table:table-cell office:value-type="float" office:value="180" calcext:value-type="float">
            <text:p>180</text:p>
          </table:table-cell>
          <table:table-cell office:value-type="float" office:value="0.244012628176042" calcext:value-type="float">
            <text:p>0.24401262817604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RRT</text:p>
          </table:table-cell>
          <table:table-cell table:style-name="ce2" table:formula="of:=COUNTIF([.B2:.B101];&quot;True&quot;)/100" office:value-type="percentage" office:value="0.82" calcext:value-type="percentage">
            <text:p>82.00%</text:p>
          </table:table-cell>
          <table:table-cell table:style-name="ce3" table:formula="of:=AVERAGE([.C2:.C101])" office:value-type="float" office:value="16.2216" calcext:value-type="float">
            <text:p>16.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52" calcext:value-type="float">
            <text:p>13.52</text:p>
          </table:table-cell>
          <table:table-cell office:value-type="float" office:value="15.9912909920004" calcext:value-type="float">
            <text:p>15.9912909920004</text:p>
          </table:table-cell>
          <table:table-cell office:value-type="float" office:value="169" calcext:value-type="float">
            <text:p>169</text:p>
          </table:table-cell>
          <table:table-cell office:value-type="float" office:value="0.24144261538652" calcext:value-type="float">
            <text:p>0.2414426153865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RRT*</text:p>
          </table:table-cell>
          <table:table-cell table:style-name="ce2" office:value-type="percentage" office:value="0.83" calcext:value-type="percentage">
            <text:p>83.00%</text:p>
          </table:table-cell>
          <table:table-cell table:style-name="ce3" office:value-type="float" office:value="15.9456" calcext:value-type="float">
            <text:p>15.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84" calcext:value-type="float">
            <text:p>13.84</text:p>
          </table:table-cell>
          <table:table-cell office:value-type="float" office:value="16.2480229899993" calcext:value-type="float">
            <text:p>16.2480229899993</text:p>
          </table:table-cell>
          <table:table-cell office:value-type="float" office:value="173" calcext:value-type="float">
            <text:p>173</text:p>
          </table:table-cell>
          <table:table-cell office:value-type="float" office:value="0.241442438402051" calcext:value-type="float">
            <text:p>0.241442438402051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15.04" calcext:value-type="float">
            <text:p>15.0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5.3734515699998" calcext:value-type="float">
            <text:p>15.3734515699998</text:p>
          </table:table-cell>
          <table:table-cell office:value-type="float" office:value="165" calcext:value-type="float">
            <text:p>165</text:p>
          </table:table-cell>
          <table:table-cell office:value-type="float" office:value="0.242666118370318" calcext:value-type="float">
            <text:p>0.242666118370318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4.08" calcext:value-type="float">
            <text:p>14.08</text:p>
          </table:table-cell>
          <table:table-cell office:value-type="float" office:value="46.2799548810003" calcext:value-type="float">
            <text:p>46.2799548810003</text:p>
          </table:table-cell>
          <table:table-cell office:value-type="float" office:value="176" calcext:value-type="float">
            <text:p>176</text:p>
          </table:table-cell>
          <table:table-cell office:value-type="float" office:value="12.909680663968" calcext:value-type="float">
            <text:p>12.909680663968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ng</text:p>
          </table:table-cell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92" calcext:value-type="float">
            <text:p>9.92</text:p>
          </table:table-cell>
          <table:table-cell office:value-type="float" office:value="24.6097571390001" calcext:value-type="float">
            <text:p>24.6097571390001</text:p>
          </table:table-cell>
          <table:table-cell office:value-type="float" office:value="124" calcext:value-type="float">
            <text:p>124</text:p>
          </table:table-cell>
          <table:table-cell office:value-type="float" office:value="0.234751969435322" calcext:value-type="float">
            <text:p>0.234751969435322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8.3219990590001" calcext:value-type="float">
            <text:p>38.3219990590001</text:p>
          </table:table-cell>
          <table:table-cell office:value-type="float" office:value="150" calcext:value-type="float">
            <text:p>150</text:p>
          </table:table-cell>
          <table:table-cell office:value-type="float" office:value="0.242439221626001" calcext:value-type="float">
            <text:p>0.242439221626001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0.96" calcext:value-type="float">
            <text:p>10.96</text:p>
          </table:table-cell>
          <table:table-cell office:value-type="float" office:value="27.9214347920001" calcext:value-type="float">
            <text:p>27.9214347920001</text:p>
          </table:table-cell>
          <table:table-cell office:value-type="float" office:value="137" calcext:value-type="float">
            <text:p>137</text:p>
          </table:table-cell>
          <table:table-cell office:value-type="float" office:value="0.233678223711401" calcext:value-type="float">
            <text:p>0.233678223711401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3.6" calcext:value-type="float">
            <text:p>23.6</text:p>
          </table:table-cell>
          <table:table-cell office:value-type="float" office:value="47.6504977290001" calcext:value-type="float">
            <text:p>47.6504977290001</text:p>
          </table:table-cell>
          <table:table-cell office:value-type="float" office:value="295" calcext:value-type="float">
            <text:p>295</text:p>
          </table:table-cell>
          <table:table-cell office:value-type="float" office:value="0.245409429967275" calcext:value-type="float">
            <text:p>0.245409429967275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28" calcext:value-type="float">
            <text:p>11.28</text:p>
          </table:table-cell>
          <table:table-cell office:value-type="float" office:value="31.083198753" calcext:value-type="float">
            <text:p>31.083198753</text:p>
          </table:table-cell>
          <table:table-cell office:value-type="float" office:value="141" calcext:value-type="float">
            <text:p>141</text:p>
          </table:table-cell>
          <table:table-cell office:value-type="float" office:value="0.245779158199027" calcext:value-type="float">
            <text:p>0.245779158199027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68" calcext:value-type="float">
            <text:p>9.68</text:p>
          </table:table-cell>
          <table:table-cell office:value-type="float" office:value="43.5983400990003" calcext:value-type="float">
            <text:p>43.5983400990003</text:p>
          </table:table-cell>
          <table:table-cell office:value-type="float" office:value="121" calcext:value-type="float">
            <text:p>121</text:p>
          </table:table-cell>
          <table:table-cell office:value-type="float" office:value="0.229092843372004" calcext:value-type="float">
            <text:p>0.229092843372004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16" calcext:value-type="float">
            <text:p>12.16</text:p>
          </table:table-cell>
          <table:table-cell office:value-type="float" office:value="36.5645849930002" calcext:value-type="float">
            <text:p>36.5645849930002</text:p>
          </table:table-cell>
          <table:table-cell office:value-type="float" office:value="152" calcext:value-type="float">
            <text:p>152</text:p>
          </table:table-cell>
          <table:table-cell office:value-type="float" office:value="0.235189633111243" calcext:value-type="float">
            <text:p>0.235189633111243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76" calcext:value-type="float">
            <text:p>11.76</text:p>
          </table:table-cell>
          <table:table-cell office:value-type="float" office:value="43.5275063569998" calcext:value-type="float">
            <text:p>43.5275063569998</text:p>
          </table:table-cell>
          <table:table-cell office:value-type="float" office:value="147" calcext:value-type="float">
            <text:p>147</text:p>
          </table:table-cell>
          <table:table-cell office:value-type="float" office:value="0.235587506800562" calcext:value-type="float">
            <text:p>0.235587506800562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.4" calcext:value-type="float">
            <text:p>4.4</text:p>
          </table:table-cell>
          <table:table-cell office:value-type="float" office:value="15.2641785759997" calcext:value-type="float">
            <text:p>15.2641785759997</text:p>
          </table:table-cell>
          <table:table-cell office:value-type="float" office:value="55" calcext:value-type="float">
            <text:p>55</text:p>
          </table:table-cell>
          <table:table-cell office:value-type="float" office:value="4.4642885919187" calcext:value-type="float">
            <text:p>4.4642885919187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88" calcext:value-type="float">
            <text:p>18.88</text:p>
          </table:table-cell>
          <table:table-cell office:value-type="float" office:value="22.3496916730001" calcext:value-type="float">
            <text:p>22.3496916730001</text:p>
          </table:table-cell>
          <table:table-cell office:value-type="float" office:value="236" calcext:value-type="float">
            <text:p>236</text:p>
          </table:table-cell>
          <table:table-cell office:value-type="float" office:value="0.242209894368246" calcext:value-type="float">
            <text:p>0.242209894368246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48" calcext:value-type="float">
            <text:p>18.48</text:p>
          </table:table-cell>
          <table:table-cell office:value-type="float" office:value="22.1070875319992" calcext:value-type="float">
            <text:p>22.1070875319992</text:p>
          </table:table-cell>
          <table:table-cell office:value-type="float" office:value="231" calcext:value-type="float">
            <text:p>231</text:p>
          </table:table-cell>
          <table:table-cell office:value-type="float" office:value="0.237143266513207" calcext:value-type="float">
            <text:p>0.237143266513207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0.32" calcext:value-type="float">
            <text:p>20.32</text:p>
          </table:table-cell>
          <table:table-cell office:value-type="float" office:value="25.009205675" calcext:value-type="float">
            <text:p>25.009205675</text:p>
          </table:table-cell>
          <table:table-cell office:value-type="float" office:value="254" calcext:value-type="float">
            <text:p>254</text:p>
          </table:table-cell>
          <table:table-cell office:value-type="float" office:value="0.243652054168441" calcext:value-type="float">
            <text:p>0.243652054168441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7485969460004" calcext:value-type="float">
            <text:p>13.7485969460004</text:p>
          </table:table-cell>
          <table:table-cell office:value-type="float" office:value="139" calcext:value-type="float">
            <text:p>139</text:p>
          </table:table-cell>
          <table:table-cell office:value-type="float" office:value="10.9782460650654" calcext:value-type="float">
            <text:p>10.9782460650654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0.64" calcext:value-type="float">
            <text:p>20.64</text:p>
          </table:table-cell>
          <table:table-cell office:value-type="float" office:value="25.6394299419999" calcext:value-type="float">
            <text:p>25.6394299419999</text:p>
          </table:table-cell>
          <table:table-cell office:value-type="float" office:value="258" calcext:value-type="float">
            <text:p>258</text:p>
          </table:table-cell>
          <table:table-cell office:value-type="float" office:value="0.235651575869964" calcext:value-type="float">
            <text:p>0.235651575869964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4.0475163699994" calcext:value-type="float">
            <text:p>14.0475163699994</text:p>
          </table:table-cell>
          <table:table-cell office:value-type="float" office:value="139" calcext:value-type="float">
            <text:p>139</text:p>
          </table:table-cell>
          <table:table-cell office:value-type="float" office:value="10.9617862593825" calcext:value-type="float">
            <text:p>10.961786259382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0.24" calcext:value-type="float">
            <text:p>20.24</text:p>
          </table:table-cell>
          <table:table-cell office:value-type="float" office:value="24.8662037619997" calcext:value-type="float">
            <text:p>24.8662037619997</text:p>
          </table:table-cell>
          <table:table-cell office:value-type="float" office:value="253" calcext:value-type="float">
            <text:p>253</text:p>
          </table:table-cell>
          <table:table-cell office:value-type="float" office:value="0.229155328791697" calcext:value-type="float">
            <text:p>0.229155328791697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9.04" calcext:value-type="float">
            <text:p>19.04</text:p>
          </table:table-cell>
          <table:table-cell office:value-type="float" office:value="22.8130605240003" calcext:value-type="float">
            <text:p>22.8130605240003</text:p>
          </table:table-cell>
          <table:table-cell office:value-type="float" office:value="238" calcext:value-type="float">
            <text:p>238</text:p>
          </table:table-cell>
          <table:table-cell office:value-type="float" office:value="0.239489887455786" calcext:value-type="float">
            <text:p>0.239489887455786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88" calcext:value-type="float">
            <text:p>18.88</text:p>
          </table:table-cell>
          <table:table-cell office:value-type="float" office:value="23.6299752189998" calcext:value-type="float">
            <text:p>23.6299752189998</text:p>
          </table:table-cell>
          <table:table-cell office:value-type="float" office:value="236" calcext:value-type="float">
            <text:p>236</text:p>
          </table:table-cell>
          <table:table-cell office:value-type="float" office:value="0.245697831895058" calcext:value-type="float">
            <text:p>0.245697831895058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4691387039993" calcext:value-type="float">
            <text:p>22.4691387039993</text:p>
          </table:table-cell>
          <table:table-cell office:value-type="float" office:value="233" calcext:value-type="float">
            <text:p>233</text:p>
          </table:table-cell>
          <table:table-cell office:value-type="float" office:value="0.24243939517559" calcext:value-type="float">
            <text:p>0.24243939517559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8.0450192079998" calcext:value-type="float">
            <text:p>18.0450192079998</text:p>
          </table:table-cell>
          <table:table-cell office:value-type="float" office:value="190" calcext:value-type="float">
            <text:p>190</text:p>
          </table:table-cell>
          <table:table-cell office:value-type="float" office:value="0.239890582028841" calcext:value-type="float">
            <text:p>0.239890582028841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7.8971943210008" calcext:value-type="float">
            <text:p>17.8971943210008</text:p>
          </table:table-cell>
          <table:table-cell office:value-type="float" office:value="190" calcext:value-type="float">
            <text:p>190</text:p>
          </table:table-cell>
          <table:table-cell office:value-type="float" office:value="0.235714785822869" calcext:value-type="float">
            <text:p>0.235714785822869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8.24" calcext:value-type="float">
            <text:p>18.24</text:p>
          </table:table-cell>
          <table:table-cell office:value-type="float" office:value="21.4902380660005" calcext:value-type="float">
            <text:p>21.4902380660005</text:p>
          </table:table-cell>
          <table:table-cell office:value-type="float" office:value="228" calcext:value-type="float">
            <text:p>228</text:p>
          </table:table-cell>
          <table:table-cell office:value-type="float" office:value="0.232573545449832" calcext:value-type="float">
            <text:p>0.232573545449832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8.16" calcext:value-type="float">
            <text:p>18.16</text:p>
          </table:table-cell>
          <table:table-cell office:value-type="float" office:value="21.5585955440001" calcext:value-type="float">
            <text:p>21.5585955440001</text:p>
          </table:table-cell>
          <table:table-cell office:value-type="float" office:value="227" calcext:value-type="float">
            <text:p>227</text:p>
          </table:table-cell>
          <table:table-cell office:value-type="float" office:value="0.246043499693747" calcext:value-type="float">
            <text:p>0.246043499693747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4.48" calcext:value-type="float">
            <text:p>14.48</text:p>
          </table:table-cell>
          <table:table-cell office:value-type="float" office:value="17.662453166" calcext:value-type="float">
            <text:p>17.662453166</text:p>
          </table:table-cell>
          <table:table-cell office:value-type="float" office:value="181" calcext:value-type="float">
            <text:p>181</text:p>
          </table:table-cell>
          <table:table-cell office:value-type="float" office:value="2.22098252278314" calcext:value-type="float">
            <text:p>2.22098252278314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oving</text:p>
          </table:table-cell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8" calcext:value-type="float">
            <text:p>15.28</text:p>
          </table:table-cell>
          <table:table-cell office:value-type="float" office:value="18.1607426090004" calcext:value-type="float">
            <text:p>18.1607426090004</text:p>
          </table:table-cell>
          <table:table-cell office:value-type="float" office:value="191" calcext:value-type="float">
            <text:p>191</text:p>
          </table:table-cell>
          <table:table-cell office:value-type="float" office:value="0.237633877814701" calcext:value-type="float">
            <text:p>0.237633877814701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7.914022463" calcext:value-type="float">
            <text:p>17.914022463</text:p>
          </table:table-cell>
          <table:table-cell office:value-type="float" office:value="190" calcext:value-type="float">
            <text:p>190</text:p>
          </table:table-cell>
          <table:table-cell office:value-type="float" office:value="0.230129206781775" calcext:value-type="float">
            <text:p>0.230129206781775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8" calcext:value-type="float">
            <text:p>15.28</text:p>
          </table:table-cell>
          <table:table-cell office:value-type="float" office:value="17.8668004030005" calcext:value-type="float">
            <text:p>17.8668004030005</text:p>
          </table:table-cell>
          <table:table-cell office:value-type="float" office:value="191" calcext:value-type="float">
            <text:p>191</text:p>
          </table:table-cell>
          <table:table-cell office:value-type="float" office:value="0.237588242048299" calcext:value-type="float">
            <text:p>0.237588242048299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3.0190855880001" calcext:value-type="float">
            <text:p>23.0190855880001</text:p>
          </table:table-cell>
          <table:table-cell office:value-type="float" office:value="233" calcext:value-type="float">
            <text:p>233</text:p>
          </table:table-cell>
          <table:table-cell office:value-type="float" office:value="0.236793770590964" calcext:value-type="float">
            <text:p>0.236793770590964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7.7302930220003" calcext:value-type="float">
            <text:p>17.7302930220003</text:p>
          </table:table-cell>
          <table:table-cell office:value-type="float" office:value="190" calcext:value-type="float">
            <text:p>190</text:p>
          </table:table-cell>
          <table:table-cell office:value-type="float" office:value="0.242497940978868" calcext:value-type="float">
            <text:p>0.242497940978868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3441074150005" calcext:value-type="float">
            <text:p>13.3441074150005</text:p>
          </table:table-cell>
          <table:table-cell office:value-type="float" office:value="139" calcext:value-type="float">
            <text:p>139</text:p>
          </table:table-cell>
          <table:table-cell office:value-type="float" office:value="2.69949285651499" calcext:value-type="float">
            <text:p>2.6994928565149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68" calcext:value-type="float">
            <text:p>11.68</text:p>
          </table:table-cell>
          <table:table-cell office:value-type="float" office:value="14.0977712889999" calcext:value-type="float">
            <text:p>14.0977712889999</text:p>
          </table:table-cell>
          <table:table-cell office:value-type="float" office:value="146" calcext:value-type="float">
            <text:p>146</text:p>
          </table:table-cell>
          <table:table-cell office:value-type="float" office:value="3.47703505949855" calcext:value-type="float">
            <text:p>3.4770350594985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52" calcext:value-type="float">
            <text:p>11.52</text:p>
          </table:table-cell>
          <table:table-cell office:value-type="float" office:value="13.960396683" calcext:value-type="float">
            <text:p>13.960396683</text:p>
          </table:table-cell>
          <table:table-cell office:value-type="float" office:value="144" calcext:value-type="float">
            <text:p>144</text:p>
          </table:table-cell>
          <table:table-cell office:value-type="float" office:value="3.46955848854402" calcext:value-type="float">
            <text:p>3.4695584885440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194563258" calcext:value-type="float">
            <text:p>13.194563258</text:p>
          </table:table-cell>
          <table:table-cell office:value-type="float" office:value="139" calcext:value-type="float">
            <text:p>139</text:p>
          </table:table-cell>
          <table:table-cell office:value-type="float" office:value="2.72966638554073" calcext:value-type="float">
            <text:p>2.7296663855407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3764165929997" calcext:value-type="float">
            <text:p>13.3764165929997</text:p>
          </table:table-cell>
          <table:table-cell office:value-type="float" office:value="139" calcext:value-type="float">
            <text:p>139</text:p>
          </table:table-cell>
          <table:table-cell office:value-type="float" office:value="2.7036368229094" calcext:value-type="float">
            <text:p>2.703636822909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5.2878142170002" calcext:value-type="float">
            <text:p>15.2878142170002</text:p>
          </table:table-cell>
          <table:table-cell office:value-type="float" office:value="138" calcext:value-type="float">
            <text:p>138</text:p>
          </table:table-cell>
          <table:table-cell office:value-type="float" office:value="2.69404703675434" calcext:value-type="float">
            <text:p>2.6940470367543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2.9773008379998" calcext:value-type="float">
            <text:p>12.9773008379998</text:p>
          </table:table-cell>
          <table:table-cell office:value-type="float" office:value="139" calcext:value-type="float">
            <text:p>139</text:p>
          </table:table-cell>
          <table:table-cell office:value-type="float" office:value="2.71101920324196" calcext:value-type="float">
            <text:p>2.7110192032419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868581967" calcext:value-type="float">
            <text:p>13.868581967</text:p>
          </table:table-cell>
          <table:table-cell office:value-type="float" office:value="139" calcext:value-type="float">
            <text:p>139</text:p>
          </table:table-cell>
          <table:table-cell office:value-type="float" office:value="2.69074184617317" calcext:value-type="float">
            <text:p>2.6907418461731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4.8158819979999" calcext:value-type="float">
            <text:p>14.8158819979999</text:p>
          </table:table-cell>
          <table:table-cell office:value-type="float" office:value="138" calcext:value-type="float">
            <text:p>138</text:p>
          </table:table-cell>
          <table:table-cell office:value-type="float" office:value="2.71341193586622" calcext:value-type="float">
            <text:p>2.7134119358662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32" calcext:value-type="float">
            <text:p>18.32</text:p>
          </table:table-cell>
          <table:table-cell office:value-type="float" office:value="22.1740483069998" calcext:value-type="float">
            <text:p>22.1740483069998</text:p>
          </table:table-cell>
          <table:table-cell office:value-type="float" office:value="229" calcext:value-type="float">
            <text:p>229</text:p>
          </table:table-cell>
          <table:table-cell office:value-type="float" office:value="0.244348587534566" calcext:value-type="float">
            <text:p>0.24434858753456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7.12" calcext:value-type="float">
            <text:p>17.12</text:p>
          </table:table-cell>
          <table:table-cell office:value-type="float" office:value="32.9935200509999" calcext:value-type="float">
            <text:p>32.9935200509999</text:p>
          </table:table-cell>
          <table:table-cell office:value-type="float" office:value="214" calcext:value-type="float">
            <text:p>214</text:p>
          </table:table-cell>
          <table:table-cell office:value-type="float" office:value="0.227443486762606" calcext:value-type="float">
            <text:p>0.22744348676260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5.798374258" calcext:value-type="float">
            <text:p>15.798374258</text:p>
          </table:table-cell>
          <table:table-cell office:value-type="float" office:value="157" calcext:value-type="float">
            <text:p>157</text:p>
          </table:table-cell>
          <table:table-cell office:value-type="float" office:value="0.239655829435573" calcext:value-type="float">
            <text:p>0.23965582943557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5.1754872350002" calcext:value-type="float">
            <text:p>15.1754872350002</text:p>
          </table:table-cell>
          <table:table-cell office:value-type="float" office:value="150" calcext:value-type="float">
            <text:p>150</text:p>
          </table:table-cell>
          <table:table-cell office:value-type="float" office:value="0.234789482127761" calcext:value-type="float">
            <text:p>0.2347894821277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96" calcext:value-type="float">
            <text:p>16.96</text:p>
          </table:table-cell>
          <table:table-cell office:value-type="float" office:value="24.9261192029999" calcext:value-type="float">
            <text:p>24.9261192029999</text:p>
          </table:table-cell>
          <table:table-cell office:value-type="float" office:value="212" calcext:value-type="float">
            <text:p>212</text:p>
          </table:table-cell>
          <table:table-cell office:value-type="float" office:value="0.23492630338075" calcext:value-type="float">
            <text:p>0.234926303380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6.9356073320005" calcext:value-type="float">
            <text:p>96.9356073320005</text:p>
          </table:table-cell>
          <table:table-cell office:value-type="float" office:value="1000" calcext:value-type="float">
            <text:p>1000</text:p>
          </table:table-cell>
          <table:table-cell office:value-type="float" office:value="0.314481540621571" calcext:value-type="float">
            <text:p>0.3144815406215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3.68" calcext:value-type="float">
            <text:p>13.68</text:p>
          </table:table-cell>
          <table:table-cell office:value-type="float" office:value="24.8030088759997" calcext:value-type="float">
            <text:p>24.8030088759997</text:p>
          </table:table-cell>
          <table:table-cell office:value-type="float" office:value="171" calcext:value-type="float">
            <text:p>171</text:p>
          </table:table-cell>
          <table:table-cell office:value-type="float" office:value="0.248449481457316" calcext:value-type="float">
            <text:p>0.24844948145731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6.5897451930005" calcext:value-type="float">
            <text:p>16.5897451930005</text:p>
          </table:table-cell>
          <table:table-cell office:value-type="float" office:value="157" calcext:value-type="float">
            <text:p>157</text:p>
          </table:table-cell>
          <table:table-cell office:value-type="float" office:value="0.224025654762558" calcext:value-type="float">
            <text:p>0.2240256547625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8.6635607999997" calcext:value-type="float">
            <text:p>18.6635607999997</text:p>
          </table:table-cell>
          <table:table-cell office:value-type="float" office:value="157" calcext:value-type="float">
            <text:p>157</text:p>
          </table:table-cell>
          <table:table-cell office:value-type="float" office:value="0.246696152189632" calcext:value-type="float">
            <text:p>0.2466961521896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72" calcext:value-type="float">
            <text:p>16.72</text:p>
          </table:table-cell>
          <table:table-cell office:value-type="float" office:value="25.3558370580004" calcext:value-type="float">
            <text:p>25.3558370580004</text:p>
          </table:table-cell>
          <table:table-cell office:value-type="float" office:value="209" calcext:value-type="float">
            <text:p>209</text:p>
          </table:table-cell>
          <table:table-cell office:value-type="float" office:value="0.232202575771457" calcext:value-type="float">
            <text:p>0.2322025757714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8.96" calcext:value-type="float">
            <text:p>18.96</text:p>
          </table:table-cell>
          <table:table-cell office:value-type="float" office:value="34.8263241550003" calcext:value-type="float">
            <text:p>34.8263241550003</text:p>
          </table:table-cell>
          <table:table-cell office:value-type="float" office:value="237" calcext:value-type="float">
            <text:p>237</text:p>
          </table:table-cell>
          <table:table-cell office:value-type="float" office:value="0.272728095121203" calcext:value-type="float">
            <text:p>0.27272809512120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oving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6" calcext:value-type="float">
            <text:p>17.6</text:p>
          </table:table-cell>
          <table:table-cell office:value-type="float" office:value="24.2602501749998" calcext:value-type="float">
            <text:p>24.2602501749998</text:p>
          </table:table-cell>
          <table:table-cell office:value-type="float" office:value="220" calcext:value-type="float">
            <text:p>220</text:p>
          </table:table-cell>
          <table:table-cell office:value-type="float" office:value="0.245817369676683" calcext:value-type="float">
            <text:p>0.245817369676683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6.4572393629996" calcext:value-type="float">
            <text:p>16.4572393629996</text:p>
          </table:table-cell>
          <table:table-cell office:value-type="float" office:value="139" calcext:value-type="float">
            <text:p>139</text:p>
          </table:table-cell>
          <table:table-cell office:value-type="float" office:value="13.6763803296416" calcext:value-type="float">
            <text:p>13.6763803296416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32" calcext:value-type="float">
            <text:p>18.32</text:p>
          </table:table-cell>
          <table:table-cell office:value-type="float" office:value="23.1085474759993" calcext:value-type="float">
            <text:p>23.1085474759993</text:p>
          </table:table-cell>
          <table:table-cell office:value-type="float" office:value="229" calcext:value-type="float">
            <text:p>229</text:p>
          </table:table-cell>
          <table:table-cell office:value-type="float" office:value="0.248682376904334" calcext:value-type="float">
            <text:p>0.248682376904334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1.84" calcext:value-type="float">
            <text:p>21.84</text:p>
          </table:table-cell>
          <table:table-cell office:value-type="float" office:value="29.7364475389995" calcext:value-type="float">
            <text:p>29.7364475389995</text:p>
          </table:table-cell>
          <table:table-cell office:value-type="float" office:value="273" calcext:value-type="float">
            <text:p>273</text:p>
          </table:table-cell>
          <table:table-cell office:value-type="float" office:value="0.242340991170368" calcext:value-type="float">
            <text:p>0.242340991170368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08" calcext:value-type="float">
            <text:p>18.08</text:p>
          </table:table-cell>
          <table:table-cell office:value-type="float" office:value="24.6702524140001" calcext:value-type="float">
            <text:p>24.6702524140001</text:p>
          </table:table-cell>
          <table:table-cell office:value-type="float" office:value="226" calcext:value-type="float">
            <text:p>226</text:p>
          </table:table-cell>
          <table:table-cell office:value-type="float" office:value="0.246078181771813" calcext:value-type="float">
            <text:p>0.246078181771813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76" calcext:value-type="float">
            <text:p>17.76</text:p>
          </table:table-cell>
          <table:table-cell office:value-type="float" office:value="21.7852209900002" calcext:value-type="float">
            <text:p>21.7852209900002</text:p>
          </table:table-cell>
          <table:table-cell office:value-type="float" office:value="222" calcext:value-type="float">
            <text:p>222</text:p>
          </table:table-cell>
          <table:table-cell office:value-type="float" office:value="0.236785049765584" calcext:value-type="float">
            <text:p>0.236785049765584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1.36" calcext:value-type="float">
            <text:p>21.36</text:p>
          </table:table-cell>
          <table:table-cell office:value-type="float" office:value="27.3601170190004" calcext:value-type="float">
            <text:p>27.3601170190004</text:p>
          </table:table-cell>
          <table:table-cell office:value-type="float" office:value="267" calcext:value-type="float">
            <text:p>267</text:p>
          </table:table-cell>
          <table:table-cell office:value-type="float" office:value="0.249142799597795" calcext:value-type="float">
            <text:p>0.249142799597795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1.04" calcext:value-type="float">
            <text:p>21.04</text:p>
          </table:table-cell>
          <table:table-cell office:value-type="float" office:value="28.4176927359995" calcext:value-type="float">
            <text:p>28.4176927359995</text:p>
          </table:table-cell>
          <table:table-cell office:value-type="float" office:value="263" calcext:value-type="float">
            <text:p>263</text:p>
          </table:table-cell>
          <table:table-cell office:value-type="float" office:value="0.245826353156318" calcext:value-type="float">
            <text:p>0.245826353156318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24.4267538350005" calcext:value-type="float">
            <text:p>24.4267538350005</text:p>
          </table:table-cell>
          <table:table-cell office:value-type="float" office:value="225" calcext:value-type="float">
            <text:p>225</text:p>
          </table:table-cell>
          <table:table-cell office:value-type="float" office:value="0.241758473739808" calcext:value-type="float">
            <text:p>0.241758473739808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32" calcext:value-type="float">
            <text:p>18.32</text:p>
          </table:table-cell>
          <table:table-cell office:value-type="float" office:value="22.7550793400005" calcext:value-type="float">
            <text:p>22.7550793400005</text:p>
          </table:table-cell>
          <table:table-cell office:value-type="float" office:value="229" calcext:value-type="float">
            <text:p>229</text:p>
          </table:table-cell>
          <table:table-cell office:value-type="float" office:value="0.249358414891978" calcext:value-type="float">
            <text:p>0.249358414891978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8.0164136100002" calcext:value-type="float">
            <text:p>18.0164136100002</text:p>
          </table:table-cell>
          <table:table-cell office:value-type="float" office:value="195" calcext:value-type="float">
            <text:p>195</text:p>
          </table:table-cell>
          <table:table-cell office:value-type="float" office:value="0.244571862920186" calcext:value-type="float">
            <text:p>0.244571862920186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7.68" calcext:value-type="float">
            <text:p>17.68</text:p>
          </table:table-cell>
          <table:table-cell office:value-type="float" office:value="21.448202044" calcext:value-type="float">
            <text:p>21.448202044</text:p>
          </table:table-cell>
          <table:table-cell office:value-type="float" office:value="221" calcext:value-type="float">
            <text:p>221</text:p>
          </table:table-cell>
          <table:table-cell office:value-type="float" office:value="0.227792113328606" calcext:value-type="float">
            <text:p>0.227792113328606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6" calcext:value-type="float">
            <text:p>15.76</text:p>
          </table:table-cell>
          <table:table-cell office:value-type="float" office:value="18.3209660500006" calcext:value-type="float">
            <text:p>18.3209660500006</text:p>
          </table:table-cell>
          <table:table-cell office:value-type="float" office:value="197" calcext:value-type="float">
            <text:p>197</text:p>
          </table:table-cell>
          <table:table-cell office:value-type="float" office:value="0.244202146364499" calcext:value-type="float">
            <text:p>0.244202146364499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3.1668133009998" calcext:value-type="float">
            <text:p>13.1668133009998</text:p>
          </table:table-cell>
          <table:table-cell office:value-type="float" office:value="138" calcext:value-type="float">
            <text:p>138</text:p>
          </table:table-cell>
          <table:table-cell office:value-type="float" office:value="7.59280608271827" calcext:value-type="float">
            <text:p>7.59280608271827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8" calcext:value-type="float">
            <text:p>15.68</text:p>
          </table:table-cell>
          <table:table-cell office:value-type="float" office:value="18.2697816079999" calcext:value-type="float">
            <text:p>18.2697816079999</text:p>
          </table:table-cell>
          <table:table-cell office:value-type="float" office:value="196" calcext:value-type="float">
            <text:p>196</text:p>
          </table:table-cell>
          <table:table-cell office:value-type="float" office:value="0.233939668037969" calcext:value-type="float">
            <text:p>0.233939668037969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8.72" calcext:value-type="float">
            <text:p>18.72</text:p>
          </table:table-cell>
          <table:table-cell office:value-type="float" office:value="24.4215869540003" calcext:value-type="float">
            <text:p>24.4215869540003</text:p>
          </table:table-cell>
          <table:table-cell office:value-type="float" office:value="234" calcext:value-type="float">
            <text:p>234</text:p>
          </table:table-cell>
          <table:table-cell office:value-type="float" office:value="0.23469524134505" calcext:value-type="float">
            <text:p>0.23469524134505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16" calcext:value-type="float">
            <text:p>16.16</text:p>
          </table:table-cell>
          <table:table-cell office:value-type="float" office:value="18.8685410159997" calcext:value-type="float">
            <text:p>18.8685410159997</text:p>
          </table:table-cell>
          <table:table-cell office:value-type="float" office:value="202" calcext:value-type="float">
            <text:p>202</text:p>
          </table:table-cell>
          <table:table-cell office:value-type="float" office:value="0.234978197998842" calcext:value-type="float">
            <text:p>0.234978197998842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8.1936324660001" calcext:value-type="float">
            <text:p>18.1936324660001</text:p>
          </table:table-cell>
          <table:table-cell office:value-type="float" office:value="195" calcext:value-type="float">
            <text:p>195</text:p>
          </table:table-cell>
          <table:table-cell office:value-type="float" office:value="0.234888120517293" calcext:value-type="float">
            <text:p>0.234888120517293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6" calcext:value-type="float">
            <text:p>15.76</text:p>
          </table:table-cell>
          <table:table-cell office:value-type="float" office:value="18.3256830660002" calcext:value-type="float">
            <text:p>18.3256830660002</text:p>
          </table:table-cell>
          <table:table-cell office:value-type="float" office:value="197" calcext:value-type="float">
            <text:p>197</text:p>
          </table:table-cell>
          <table:table-cell office:value-type="float" office:value="0.24810758767567" calcext:value-type="float">
            <text:p>0.24810758767567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52" calcext:value-type="float">
            <text:p>15.52</text:p>
          </table:table-cell>
          <table:table-cell office:value-type="float" office:value="18.1092338130002" calcext:value-type="float">
            <text:p>18.1092338130002</text:p>
          </table:table-cell>
          <table:table-cell office:value-type="float" office:value="194" calcext:value-type="float">
            <text:p>194</text:p>
          </table:table-cell>
          <table:table-cell office:value-type="float" office:value="0.233773753565853" calcext:value-type="float">
            <text:p>0.233773753565853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8" calcext:value-type="float">
            <text:p>12.48</text:p>
          </table:table-cell>
          <table:table-cell office:value-type="float" office:value="14.7793891780002" calcext:value-type="float">
            <text:p>14.7793891780002</text:p>
          </table:table-cell>
          <table:table-cell office:value-type="float" office:value="156" calcext:value-type="float">
            <text:p>156</text:p>
          </table:table-cell>
          <table:table-cell office:value-type="float" office:value="0.239871536533705" calcext:value-type="float">
            <text:p>0.239871536533705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16" calcext:value-type="float">
            <text:p>14.16</text:p>
          </table:table-cell>
          <table:table-cell office:value-type="float" office:value="16.6623055379996" calcext:value-type="float">
            <text:p>16.6623055379996</text:p>
          </table:table-cell>
          <table:table-cell office:value-type="float" office:value="177" calcext:value-type="float">
            <text:p>177</text:p>
          </table:table-cell>
          <table:table-cell office:value-type="float" office:value="0.237947643141522" calcext:value-type="float">
            <text:p>0.237947643141522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4.7913303389996" calcext:value-type="float">
            <text:p>14.7913303389996</text:p>
          </table:table-cell>
          <table:table-cell office:value-type="float" office:value="157" calcext:value-type="float">
            <text:p>157</text:p>
          </table:table-cell>
          <table:table-cell office:value-type="float" office:value="0.246499348254046" calcext:value-type="float">
            <text:p>0.24649934825404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52" calcext:value-type="float">
            <text:p>13.52</text:p>
          </table:table-cell>
          <table:table-cell office:value-type="float" office:value="15.988333065" calcext:value-type="float">
            <text:p>15.988333065</text:p>
          </table:table-cell>
          <table:table-cell office:value-type="float" office:value="169" calcext:value-type="float">
            <text:p>169</text:p>
          </table:table-cell>
          <table:table-cell office:value-type="float" office:value="0.24080779716714" calcext:value-type="float">
            <text:p>0.24080779716714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4.7995963519998" calcext:value-type="float">
            <text:p>14.7995963519998</text:p>
          </table:table-cell>
          <table:table-cell office:value-type="float" office:value="157" calcext:value-type="float">
            <text:p>157</text:p>
          </table:table-cell>
          <table:table-cell office:value-type="float" office:value="0.244510453443299" calcext:value-type="float">
            <text:p>0.244510453443299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08" calcext:value-type="float">
            <text:p>14.08</text:p>
          </table:table-cell>
          <table:table-cell office:value-type="float" office:value="16.5835434420005" calcext:value-type="float">
            <text:p>16.5835434420005</text:p>
          </table:table-cell>
          <table:table-cell office:value-type="float" office:value="176" calcext:value-type="float">
            <text:p>176</text:p>
          </table:table-cell>
          <table:table-cell office:value-type="float" office:value="0.245345968888602" calcext:value-type="float">
            <text:p>0.245345968888602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64" calcext:value-type="float">
            <text:p>12.64</text:p>
          </table:table-cell>
          <table:table-cell office:value-type="float" office:value="14.866009757" calcext:value-type="float">
            <text:p>14.866009757</text:p>
          </table:table-cell>
          <table:table-cell office:value-type="float" office:value="158" calcext:value-type="float">
            <text:p>158</text:p>
          </table:table-cell>
          <table:table-cell office:value-type="float" office:value="0.243904432257286" calcext:value-type="float">
            <text:p>0.24390443225728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28" calcext:value-type="float">
            <text:p>13.28</text:p>
          </table:table-cell>
          <table:table-cell office:value-type="float" office:value="15.5291902980007" calcext:value-type="float">
            <text:p>15.5291902980007</text:p>
          </table:table-cell>
          <table:table-cell office:value-type="float" office:value="166" calcext:value-type="float">
            <text:p>166</text:p>
          </table:table-cell>
          <table:table-cell office:value-type="float" office:value="0.241730693066677" calcext:value-type="float">
            <text:p>0.241730693066677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5.1171949359996" calcext:value-type="float">
            <text:p>15.1171949359996</text:p>
          </table:table-cell>
          <table:table-cell office:value-type="float" office:value="160" calcext:value-type="float">
            <text:p>160</text:p>
          </table:table-cell>
          <table:table-cell office:value-type="float" office:value="0.244562289389323" calcext:value-type="float">
            <text:p>0.24456228938932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64" calcext:value-type="float">
            <text:p>12.64</text:p>
          </table:table-cell>
          <table:table-cell office:value-type="float" office:value="14.8723142499994" calcext:value-type="float">
            <text:p>14.8723142499994</text:p>
          </table:table-cell>
          <table:table-cell office:value-type="float" office:value="158" calcext:value-type="float">
            <text:p>158</text:p>
          </table:table-cell>
          <table:table-cell office:value-type="float" office:value="0.241329874404798" calcext:value-type="float">
            <text:p>0.241329874404798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71.00%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2T10:31:42.554893865</dc:date>
    <meta:editing-duration>PT1H10M41S</meta:editing-duration>
    <meta:editing-cycles>5</meta:editing-cycles>
    <meta:generator>LibreOffice/7.3.7.2$Linux_X86_64 LibreOffice_project/30$Build-2</meta:generator>
    <meta:document-statistic meta:table-count="1" meta:cell-count="1032" meta:object-count="0"/>
  </office:meta>
</office:document-meta>
</file>